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NormalWeb" style:family="paragraph">
      <style:paragraph-properties fo:margin-bottom="0in" fo:line-height="100%"/>
      <style:text-properties fo:language="en" fo:country="US"/>
    </style:style>
    <style:style style:name="P20" style:parent-style-name="NormalWeb" style:family="paragraph">
      <style:paragraph-properties fo:margin-bottom="0in" fo:line-height="100%"/>
      <style:text-properties fo:language="en" fo:country="US"/>
    </style:style>
    <style:style style:name="P21" style:parent-style-name="NormalWeb" style:family="paragraph">
      <style:paragraph-properties fo:margin-bottom="0in" fo:line-height="100%"/>
    </style:style>
    <style:style style:name="T2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3" style:parent-style-name="NormalWeb" style:family="paragraph">
      <style:paragraph-properties fo:margin-bottom="0in" fo:line-height="100%"/>
      <style:text-properties fo:language="en" fo:country="US"/>
    </style:style>
    <style:style style:name="P24" style:parent-style-name="NormalWeb" style:family="paragraph">
      <style:paragraph-properties fo:margin-bottom="0in" fo:line-height="100%"/>
      <style:text-properties fo:language="en" fo:country="US"/>
    </style:style>
    <style:style style:name="P25" style:parent-style-name="NormalWeb" style:family="paragraph">
      <style:paragraph-properties fo:margin-bottom="0in" fo:line-height="100%"/>
    </style:style>
    <style:style style:name="T26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28" style:parent-style-name="NormalWeb" style:family="paragraph">
      <style:paragraph-properties fo:margin-bottom="0in" fo:line-height="100%"/>
    </style:style>
    <style:style style:name="T2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0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1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32" style:parent-style-name="NormalWeb" style:family="paragraph">
      <style:paragraph-properties fo:margin-bottom="0in" fo:line-height="100%"/>
    </style:style>
    <style:style style:name="T33" style:parent-style-name="Tipodeletrapredefinidodoparágrafo" style:family="text">
      <style:text-properties fo:font-size="14pt" style:font-size-asian="14pt" style:font-size-complex="14pt" fo:language="en" fo:country="US"/>
    </style:style>
    <style:style style:name="P34" style:parent-style-name="NormalWeb" style:family="paragraph">
      <style:paragraph-properties fo:margin-bottom="0in" fo:line-height="100%"/>
      <style:text-properties fo:language="en" fo:country="US"/>
    </style:style>
    <style:style style:name="P35" style:parent-style-name="NormalWeb" style:family="paragraph">
      <style:paragraph-properties fo:margin-bottom="0in" fo:line-height="100%"/>
      <style:text-properties fo:font-weight="bold" style:font-weight-asian="bold" fo:font-size="14pt" style:font-size-asian="14pt" style:font-size-complex="14pt" fo:language="en" fo:country="US"/>
    </style:style>
    <style:style style:name="P36" style:parent-style-name="NormalWeb" style:family="paragraph">
      <style:paragraph-properties fo:margin-bottom="0in" fo:line-height="100%"/>
    </style:style>
    <style:style style:name="T37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8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39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0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T41" style:parent-style-name="Tipodeletrapredefinidodoparágrafo" style:family="text">
      <style:text-properties fo:font-weight="bold" style:font-weight-asian="bold" fo:font-size="14pt" style:font-size-asian="14pt" style:font-size-complex="14pt" fo:language="en" fo:country="US"/>
    </style:style>
    <style:style style:name="P42" style:parent-style-name="NormalWeb" style:family="paragraph">
      <style:paragraph-properties fo:margin-bottom="0in" fo:line-height="100%"/>
    </style:style>
    <style:style style:name="T43" style:parent-style-name="Tipodeletrapredefinidodoparágrafo" style:family="text">
      <style:text-properties fo:font-size="14pt" style:font-size-asian="14pt" style:font-size-complex="14pt" fo:language="en" fo:country="US"/>
    </style:style>
    <style:style style:name="P4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family="graphic" style:name="a0">
      <style:graphic-properties draw:fill="none" draw:stroke="solid" svg:stroke-width="0.00806in" svg:stroke-color="#000000" svg:stroke-opacity="100%" draw:stroke-linejoin="round"/>
    </style:style>
  </office:automatic-styles>
  <office:body>
    <office:text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id="id0" draw:style-name="a0" draw:name="Grupo 23"><svg:title/><svg:desc/><draw:enhanced-geometry draw:type="non-primitive" svg:viewBox="0 0 5524500 0" draw:enhanced-path="M 0 0 L 55245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4500"/><draw:equation draw:name="f7" draw:formula="?f4 / 0"/><draw:equation draw:name="f8" draw:formula="0 / ?f6"/><draw:equation draw:name="f9" draw:formula="0 / ?f7"/><draw:equation draw:name="f10" draw:formula="5524500 / ?f6"/><draw:equation draw:name="f11" draw:formula="1 / ?f7"/></draw:enhanced-geometry></draw:custom-shape></text:span></text:p>
      <text:p text:style-name="P13"/>
      <text:p text:style-name="P14">EXECUTIVE SUMMARY<text:s/></text:p>
      <text:p text:style-name="P15"/>
      <text:p text:style-name="P16"> </text:p>
      <text:p text:style-name="P17"><text:span text:style-name="T18">teste</text:span></text:p>
      <text:p text:style-name="P19"/>
      <text:p text:style-name="P20"/>
      <text:p text:style-name="P21"><text:span text:style-name="T22">Audit Application Notes:</text:span></text:p>
      <text:p text:style-name="P23"/>
      <text:p text:style-name="P24"/>
      <text:p text:style-name="P25"><text:span text:style-name="T26">Findings:</text:span></text:p>
      <text:p text:style-name="P27">#1</text:p>
      <text:p text:style-name="P28"><text:span text:style-name="T29">find1</text:span><text:span text:style-name="T30"/><text:span text:style-name="T31"/></text:p>
      <text:p text:style-name="P32"><text:span text:style-name="T33">description</text:span></text:p>
      <text:p text:style-name="P34"/>
      <text:p text:style-name="P27">#2</text:p>
      <text:p text:style-name="P28"><text:span text:style-name="T29">sfsd</text:span><text:span text:style-name="T30"/><text:span text:style-name="T31"/></text:p>
      <text:p text:style-name="P32"><text:span text:style-name="T33">sfsdf</text:span></text:p>
      <text:p text:style-name="P34"/>
      <text:p text:style-name="P36"><text:span text:style-name="T37"/><text:span text:style-name="T38"/><text:span text:style-name="T39"/><text:span text:style-name="T40"/><text:span text:style-name="T41"/></text:p>
      <text:p text:style-name="P42"><text:span text:style-name="T43"/>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20-05-24T14:39:00Z</meta:creation-date>
    <dc:date>2020-05-24T14:39:00Z</dc:date>
    <meta:template xlink:href="Normal.dotm" xlink:type="simple"/>
    <meta:editing-cycles>2</meta:editing-cycles>
    <meta:editing-duration>PT0S</meta:editing-duration>
    <meta:document-statistic meta:page-count="1" meta:paragraph-count="1" meta:word-count="45" meta:character-count="288" meta:row-count="2" meta:non-whitespace-character-count="244"/>
  </office:meta>
</office:document-meta>
</file>